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903cm" style:rel-column-width="7336*"/>
    </style:style>
    <style:style style:name="Table1.B" style:family="table-column">
      <style:table-column-properties style:column-width="15.097cm" style:rel-column-width="5819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cm" fo:break-before="page" table:align="margins" fo:keep-with-next="auto" style:may-break-between-rows="true" table:border-model="collapsing"/>
    </style:style>
    <style:style style:name="Table6.A" style:family="table-column">
      <style:table-column-properties style:column-width="1.903cm" style:rel-column-width="7336*"/>
    </style:style>
    <style:style style:name="Table6.B" style:family="table-column">
      <style:table-column-properties style:column-width="15.097cm" style:rel-column-width="58199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1.903cm" style:rel-column-width="7336*"/>
    </style:style>
    <style:style style:name="Table4.B" style:family="table-column">
      <style:table-column-properties style:column-width="15.097cm" style:rel-column-width="58199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>
      <style:paragraph-properties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PI名稱</text:p>
          </table:table-cell>
          <table:table-cell table:style-name="Table1.B1" office:value-type="string">
            <text:p text:style-name="P1">{$docname}</text:p>
          </table:table-cell>
        </table:table-row>
        <table:table-row>
          <table:table-cell table:style-name="Table1.A2" office:value-type="string">
            <text:p text:style-name="P1">API位置</text:p>
          </table:table-cell>
          <table:table-cell table:style-name="Table1.B2" office:value-type="string">
            <text:p text:style-name="P1">{$endpt}</text:p>
          </table:table-cell>
        </table:table-row>
      </table:table>
      <text:h text:style-name="Heading_20_1" text:outline-level="1">&lt;YAML格式說明&gt;</text:h>
      <text:p text:style-name="P2">{$yaml}</text:p>
      <text:p text:style-name="P2"/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API名稱</text:p>
          </table:table-cell>
          <table:table-cell table:style-name="Table4.B1" office:value-type="string">
            <text:p text:style-name="P1">{$docname}</text:p>
          </table:table-cell>
        </table:table-row>
        <table:table-row>
          <table:table-cell table:style-name="Table4.A2" office:value-type="string">
            <text:p text:style-name="P1">API位置</text:p>
          </table:table-cell>
          <table:table-cell table:style-name="Table4.B2" office:value-type="string">
            <text:p text:style-name="P1">{$endpt}</text:p>
          </table:table-cell>
        </table:table-row>
      </table:table>
      <text:h text:style-name="Heading_20_1" text:outline-level="1">｛JSON格式說明｝</text:h>
      <text:p text:style-name="P3">{$api}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API名稱</text:p>
          </table:table-cell>
          <table:table-cell table:style-name="Table6.B1" office:value-type="string">
            <text:p text:style-name="P1">{$docname}</text:p>
          </table:table-cell>
        </table:table-row>
        <table:table-row>
          <table:table-cell table:style-name="Table6.A2" office:value-type="string">
            <text:p text:style-name="P1">API位置</text:p>
          </table:table-cell>
          <table:table-cell table:style-name="Table6.B2" office:value-type="string">
            <text:p text:style-name="P1">{$endpt}</text:p>
          </table:table-cell>
        </table:table-row>
      </table:table>
      <text:h text:style-name="Heading_20_1" text:outline-level="1">｛JSON範例說明｝</text:h>
      <text:p text:style-name="P2">{$json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2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2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/>
    <style:style style:name="Default_20_Style.12" style:display-name="Default Style.12" style:family="table-cell"/>
    <style:style style:name="Default_20_Style.13" style:display-name="Default Style.13" style:family="table-cell"/>
    <style:style style:name="Default_20_Style.14" style:display-name="Default Style.14" style:family="table-cell"/>
    <style:style style:name="Default_20_Style.15" style:display-name="Default Style.15" style:family="table-cell"/>
    <style:style style:name="Default_20_Style.16" style:display-name="Default Style.16" style:family="table-cell"/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8-11-16T16:34:15.777436947</meta:creation-date>
    <dc:date>2018-11-20T10:50:42.619445732</dc:date>
    <meta:editing-duration>PT17M2S</meta:editing-duration>
    <meta:editing-cycles>18</meta:editing-cycles>
    <meta:generator>OxOffice/R5W1$Linux_X86_64 LibreOffice_project/b80b787fe076db4f07fe14a51c7cdbc2b9045a4c</meta:generator>
    <meta:document-statistic meta:table-count="3" meta:image-count="0" meta:object-count="0" meta:page-count="3" meta:paragraph-count="18" meta:word-count="47" meta:character-count="134" meta:non-whitespace-character-count="134"/>
  </office:meta>
</office:document-meta>
</file>